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10-05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haviour Tre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Outil permettant à un agent autonome de faire un choix d’action.</text:p>
              </text:list-item>
              <text:list-item>
                <text:p>On les retrouves dans les domaines de la robotique et des jeux vidéos.</text:p>
              </text:list-item>
              <text:list-item>
                <text:p>Il est apprécié pour sa réactivité et sa modularité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haviour Tre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Il se présente comme un arbre de décision dont les nœuds retournent si ce qu’il devait faire est réalisé avec succès, a été un échec ou si il est encore en action.</text:p>
              </text:list-item>
              <text:list-item>
                <text:p>Il y a 4 types de nœuds de contrôle de flux et 2 types de nœuds d’éxécution.</text:p>
              </text:list-item>
              <text:list-item>
                <text:p>Les nœuds s’activent à la reception d’un signal provenant de leur parent, et rentournent alors leurs statu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haviour Tre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Il se présente comme un arbre de décision dont les nœuds retournent le status de l’action qui leur est associée : succè, échec ou ‘en cours’.</text:p>
              </text:list-item>
              <text:list-item>
                <text:p>Les nœuds s’activent à la reception d’un signal provenant de leur parent, et rentournent alors leurs status.</text:p>
              </text:list-item>
              <text:list-item>
                <text:p>Il y a 4 types de nœuds de contrôle de flux et 2 types de nœuds d’éxécution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Noeuds de</text:span><text:span text:style-name="T2"> </text:span>Controle de flux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2">
              <text:list-item>
                <text:p>Sequence :</text:p>
              </text:list-item>
              <text:list-item>
                <text:p>Éxécute ses enfants de gauche a droite et avance au suivant uniquement si le précédent a réussi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2">
              <text:list-item>
                <text:p>Fallback :</text:p>
              </text:list-item>
              <text:list-item>
                <text:p>Retourne le status du premier enfant qui n’a pas échou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Noeuds de</text:span><text:span text:style-name="T2"> </text:span>Controle de flux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2">
              <text:list-item>
                <text:p>Parrallel :</text:p>
              </text:list-item>
              <text:list-item>
                <text:p>Éxécute ses enfants en parallèle et renvoi le succès lorsqu’il y en un certain nombre qui ont réussi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2">
              <text:list-item>
                <text:p>Decorator :</text:p>
              </text:list-item>
              <text:list-item>
                <text:p>Sert de filtre a un enfant et agit en fonction de règles définies par l’utilisateur</text:p>
              </text:list-item>
              <text:list-item>
                <text:p>Ex : inverseur Succès/Echec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œuds d’éxécution</text:p>
          </draw:text-box>
        </draw:frame>
        <draw:frame presentation:style-name="pr5" draw:layer="layout" svg:width="12.443cm" svg:height="13cm" svg:x="1cm" svg:y="5.5cm" presentation:class="outline">
          <draw:text-box>
            <text:p>Condition :</text:p>
            <text:p>Renvoie un succès lorsque la condition est vérifiée, échec sinon</text:p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2">
              <text:list-item>
                <text:p>Action :</text:p>
              </text:list-item>
              <text:list-item>
                <text:p>Renvoie succès, échec ou ‘en cours’ selon l’état de l’action a réali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4:43:26.604561804</meta:creation-date>
    <meta:editing-duration>PT1H19M29S</meta:editing-duration>
    <meta:editing-cycles>14</meta:editing-cycles>
    <meta:generator>LibreOffice/6.0.7.3$Linux_X86_64 LibreOffice_project/00m0$Build-3</meta:generator>
    <dc:title>Alizarin</dc:title>
    <dc:date>2019-05-09T11:21:00.916699360</dc:date>
    <meta:document-statistic meta:object-count="68"/>
  </office:meta>
</office:document-meta>
</file>